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42100004465000043A5D193459D3D93F2AD.svg" manifest:media-type="image/svg+xml"/>
  <manifest:file-entry manifest:full-path="Pictures/10000001000002960000028E916001502456E1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ction Man" svg:font-family="'Action Man'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emon Days" svg:font-family="'Lemon Day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5f53ae" draw:textarea-horizontal-align="center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c81a46" draw:textarea-horizontal-align="center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0e88d3" draw:textarea-horizontal-align="center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f25c19" draw:textarea-horizontal-align="center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33b540" draw:textarea-horizontal-align="center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fab20b" draw:textarea-horizontal-align="center" draw:textarea-vertical-align="middle" fo:padding-top="0.139cm" fo:padding-bottom="0.139cm" fo:padding-left="0.264cm" fo:padding-right="0.264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4.513cm"/>
      <style:paragraph-properties style:writing-mode="lr-tb"/>
    </style:style>
    <style:style style:name="gr9" style:family="graphic" style:parent-style-name="standard">
      <style:graphic-properties draw:stroke="solid" draw:stroke-dash="Dash_20_Dot_20_4" svg:stroke-width="0.028cm" svg:stroke-color="#000000" draw:marker-start-width="0.242cm" draw:marker-end-width="0.242cm" draw:stroke-linejoin="none" svg:stroke-linecap="butt" draw:fill="solid" draw:fill-color="#f1b424" draw:textarea-horizontal-align="center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false" draw:auto-grow-width="false" fo:min-height="4.895cm" fo:min-width="13.76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5f53ae"/>
      <style:paragraph-properties fo:text-align="center"/>
    </style:style>
    <style:style style:name="P3" style:family="paragraph">
      <loext:graphic-properties draw:fill="solid" draw:fill-color="#c81a46"/>
      <style:paragraph-properties fo:text-align="center"/>
    </style:style>
    <style:style style:name="P4" style:family="paragraph">
      <loext:graphic-properties draw:fill="solid" draw:fill-color="#0e88d3"/>
      <style:paragraph-properties fo:text-align="center"/>
    </style:style>
    <style:style style:name="P5" style:family="paragraph">
      <loext:graphic-properties draw:fill="solid" draw:fill-color="#f25c19"/>
      <style:paragraph-properties fo:text-align="center"/>
    </style:style>
    <style:style style:name="P6" style:family="paragraph">
      <loext:graphic-properties draw:fill="solid" draw:fill-color="#33b540"/>
      <style:paragraph-properties fo:text-align="center"/>
    </style:style>
    <style:style style:name="P7" style:family="paragraph">
      <loext:graphic-properties draw:fill="solid" draw:fill-color="#fab20b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Arial Rounded MT Bold" fo:font-size="60pt" fo:font-style="italic" fo:text-shadow="1pt 1pt" style:font-size-asian="60pt" style:font-style-asian="italic" style:font-size-complex="60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style:font-name="Arial Rounded MT Bold" fo:font-size="60pt" fo:font-style="italic" fo:text-shadow="1pt 1pt" style:font-size-asian="60pt" style:font-style-asian="italic" style:font-size-complex="60pt" style:font-style-complex="italic"/>
    </style:style>
    <style:style style:name="P10" style:family="paragraph">
      <loext:graphic-properties draw:fill="solid" draw:fill-color="#f1b424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ffff" loext:opacity="100%" fo:font-size="60pt" fo:font-style="italic" fo:text-shadow="1pt 1pt" fo:font-weight="normal" style:font-size-asian="60pt" style:font-style-asian="italic" style:font-weight-asian="normal" style:font-size-complex="60pt" style:font-style-complex="italic" style:font-weight-complex="normal"/>
    </style:style>
    <style:style style:name="T2" style:family="text">
      <style:text-properties fo:color="#ffffff" loext:opacity="100%" style:font-name="Arial Rounded MT Bold" fo:font-size="60pt" fo:font-style="italic" fo:text-shadow="1pt 1pt" fo:font-weight="normal" style:font-size-asian="60pt" style:font-style-asian="italic" style:font-weight-asian="normal" style:font-size-complex="6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2.766cm" svg:height="7.762cm" svg:x="4.037cm" svg:y="1.985cm" svg:viewBox="0 0 12767 7763" svg:d="M7149 133c540-247 1266-142 1708 248 428 386 644 916 542 1509 106-20 211-87 323-125 660-186 1362 16 1786 585 321 405 403 1035 212 1523-96 247-258 469-468 658l22 20c617 30 1223 508 1411 1096 201 591 23 1224-411 1656-355 349-808 471-1314 460h-9184c-755 17-1337-317-1652-987-245-575-125-1311 336-1748 288-304 651-428 1044-490-442-410-658-974-533-1576 91-489 507-983 985-1154 423-167 994-138 1380 90l15-17c-117-665 179-1265 730-1632 492-332 1280-324 1763 29 215 133 394 360 524 569 175-288 468-587 781-714z">
            <text:p/>
          </draw:path>
          <draw:path draw:style-name="gr2" draw:text-style-name="P2" draw:layer="layout" svg:width="2.52cm" svg:height="5.629cm" svg:x="10.585cm" svg:y="2.323cm" svg:viewBox="0 0 2521 5630" svg:d="M2294 2032l-1593 3583-13 15-578-3633c-46-348 329-496 548-665-10-51-69-49-105-72l-537-6-16-17c2-450 247-867 658-1086 429-249 1036-181 1408 137 151 135 280 293 354 469 195 397 83 918-126 1275z">
            <text:p/>
          </draw:path>
          <draw:path draw:style-name="gr3" draw:text-style-name="P3" draw:layer="layout" svg:width="2.528cm" svg:height="5.609cm" svg:x="7.713cm" svg:y="2.335cm" svg:viewBox="0 0 2529 5610" svg:d="M2515 1437l-650 4159c3 7-2 12-8 14l-167-334-1629-3634c-153-468-11-957 329-1292 343-349 911-444 1359-253 238 102 465 291 607 523 129 240 205 515 159 817z">
            <text:p/>
          </draw:path>
          <draw:path draw:style-name="gr4" draw:text-style-name="P4" draw:layer="layout" svg:width="4.206cm" svg:height="4.799cm" svg:x="11.294cm" svg:y="4.029cm" svg:viewBox="0 0 4207 4800" svg:d="M3994 1962c-152 244-402 364-610 525l-3375 2313h-9l38-111 1789-4032c268-476 778-717 1321-644 370 67 740 308 920 665 219 373 169 938-74 1284z">
            <text:p/>
          </draw:path>
          <draw:path draw:style-name="gr5" draw:text-style-name="P5" draw:layer="layout" svg:width="4.235cm" svg:height="4.793cm" svg:x="5.321cm" svg:y="4.035cm" svg:viewBox="0 0 4236 4794" svg:d="M4236 4794h-31l-3752-2584c-382-321-537-803-408-1289 97-365 400-706 760-841 590-216 1256 13 1570 571z">
            <text:p/>
          </draw:path>
          <draw:path draw:style-name="gr6" draw:text-style-name="P6" draw:layer="layout" svg:width="5.294cm" svg:height="2.514cm" svg:x="11.148cm" svg:y="6.876cm" svg:viewBox="0 0 5295 2515" svg:d="M5038 2027c-265 321-620 496-1036 485l-4002 3 3353-2329c328-211 825-249 1182-79 277 107 535 378 658 649 185 394 112 935-155 1271z">
            <text:p/>
          </draw:path>
          <draw:path draw:style-name="gr7" draw:text-style-name="P7" draw:layer="layout" svg:width="5.295cm" svg:height="2.514cm" svg:x="4.388cm" svg:y="6.876cm" svg:viewBox="0 0 5296 2515" svg:d="M257 2027c266 321 621 496 1037 485l4002 3-3352-2329c-327-211-826-249-1184-79-275 107-535 378-656 649-187 394-114 935 153 1271z">
            <text:p/>
          </draw:path>
        </draw:g>
        <draw:frame draw:style-name="gr8" draw:text-style-name="P9" draw:layer="layout" svg:width="18.733cm" svg:height="17.38cm" svg:x="1.35cm" svg:y="16.99cm">
          <draw:text-box>
            <text:p text:style-name="P8"><text:span text:style-name="T1">NORTHWEST</text:span></text:p>
            <text:p text:style-name="P8"><text:span text:style-name="T2">BAY AREA</text:span></text:p>
            <text:p text:style-name="P8"><text:span text:style-name="T2">BOSTON</text:span></text:p>
            <text:p text:style-name="P8"><text:span text:style-name="T2">CALIFORNIA</text:span></text:p>
            <text:p text:style-name="P8"><text:span text:style-name="T2">WASHINGTON</text:span></text:p>
            <text:p text:style-name="P8"><text:span text:style-name="T2">CHICAGO</text:span></text:p>
            <text:p text:style-name="P8"><text:span text:style-name="T2">PHILADELPHIA</text:span></text:p>
          </draw:text-box>
        </draw:frame>
        <draw:g>
          <draw:path draw:style-name="gr9" draw:text-style-name="P10" draw:layer="layout" svg:width="7.847cm" svg:height="6.192cm" svg:x="1.667cm" svg:y="8.492cm" svg:viewBox="0 0 7848 6193" svg:d="M2582 4165c-129 72-426 246-792 378-403 146-764 213-797 115-14-42-41-60 90-198 154-161 624-463 1058-687 505-262 1069-493 1588-684 22 41 26 93-12 160-206 357-903 786-1135 916zM7031 2168c-544 174-1131 607-1595 1012 213-244 454-507 729-791 0 0 195-101 45-249s-329-288-329-288c0 0-71-63-105-37s-9 95-3 105c6 9-89 126-89 126 0 0-7 7-16 17-157 137-442 275-587 340-312 114-711 248-1140 400-24-24-53-47-88-69-512-320-2045-348-2633-392-636-47-779-89-803-194-31-136 170-330 457-539 1112-810 2647-975 3144-967 546 9 698 73 707 113 8 38-18 68-18 68-88 102-208 166-338 250-500 323-1042 561-1042 561-119 111 111 139 111 139 317-11 621-87 907-196 591-226 733-430 750-551 29-210-61-429-49-410-152-642-1170-616-1170-616-879 3-2195 254-3363 1110-599 438-508 752-508 752 0 0-11 609 452 756 186 60 322 92 627 122 591 59 1029 68 1642 109 361 25 611 66 783 111-502 185-1018 392-1468 617-393 197-981 526-1192 790-252 316-17 567-46 512 37 70 195 351 867 266 328-42 711-197 1008-358 424-230 739-498 929-682 380-367 488-650 489-897 0-95-19-173-43-234 458-159 861-280 1128-355-748 898-2011 2619-1451 3409 0 0 37 61 86 117 0 0 54 45 97 48h9c11-1 22-6 30-16 37-50-73-104-73-104-32-39-52-102-38-207 15-105 43-270 134-508l154-346c0 0 0 1-1 1 1-1 2-2 2-4l-1 3c192-333 520-792 915-1184 986-977 1865-1380 2045-1438 131-42 189-31 210-11 126 113-187 617-187 617-6 8-11 15-16 23-565 823-896 1052-1192 1165-205 61-329-7-367-33-71-68-111-162-105-207 13-87-26-84-26-84-141 48-62 296-62 296 104 469 757 589 1375 126 818-611 980-1101 1096-1399 117-298-104-527-303-682-198-154-481-33-481-33z">
            <text:p/>
          </draw:path>
          <draw:path draw:style-name="gr9" draw:text-style-name="P10" draw:layer="layout" svg:width="9.762cm" svg:height="4.025cm" svg:x="9.411cm" svg:y="9.208cm" svg:viewBox="0 0 9763 4026" svg:d="M8591 865c-378 30-1093 131-1735 233l631-702c0 0 137-88-4-197s-294-181-294-181c0 0-63-61-173 40-64 59-470 469-1038 1179-633 85-1362 136-1550 158 0 0-92 19-128-44 0 0-82-58-63 80 0 0 20 364 371 297 199-37 604-90 1109-158-86 111-217 278-356 473-629 686-1698 1789-1937 1643 0 0-52-48-16-166 54-175 257-493 664-970 0 0 188-223 180-321-12-151-96-148-96-148 0 0-542-159-722-322 76-117 214-380 37-503 0 0-227-144-394 198-68 137-62 268 26 390-124 131-467 466-809 565-19-119-70-192-145-230 0 0-189-94-291 24-101 117-11 234 93 314-31 93-117 214-238 403-154 242-354 471-628 656-93 63-473 283-573-18-54-165 37-484 271-847 482-750 1157-996 1339-879 0 0 86 84 35 178 0 0-19 51 50 57 69 7 108-53 120-114 28-159-116-340-280-471-49-39-106-66-171-99 0 0-287-101-678 94-121 59-634 342-1008 1006-118 211-193 436-190 654 1 144 28 285 105 417 29 51 186 257 397 364 421 216 915-193 1107-369 338-309 597-719 657-897 443-115 882-559 1025-715 26 18 52 35 83 51l266 142c-156 179-157 180-323 413-170 241-593 806-319 1169 53 72 126 161 246 208 361 143 770-211 1403-876 100-105 196-210 288-313-39 79-75 158-105 236-148 385-62 731 248 936 183 122 422 67 695-113 538-355 1334-1154 1839-1686-19 73-36 153-52 243-120 667-525 1525-685 1305-3 32-5-149-92-222-79-65-148-83-237-25-115 76-57 356 295 536 81 42 153 63 220 71 192 33 580 36 1038-307 621-466 1292-1132 1292-1132 0 0 135-119 7-193 0 0-61-32-120 20-33 30-63 69-63 69 9-9-941 895-1502 1199 90-112 147-272 195-462 39-159 108-589 180-905 39-171 95-309 113-349 68-154 163-141 185-186 15-32 9-61-31-111-34-42-80-86-118-121-44-41-137-104-187-113-34-7-73-4-107 23-32 24-86 73-148 176-340 371-1456 1560-2139 1965 36-22-555 378-430-141 58-237 295-765 962-1600l346-386c285-41 581-85 876-133 0 0 2605-323 1899 231 0 0 46 87 155 1 204-162 293-305 299-392v-17c-1-3-1-6-1-9-45-268-454-331-1171-274z">
            <text:p/>
          </draw:path>
        </draw:g>
        <draw:frame draw:style-name="gr10" draw:text-style-name="P9" draw:layer="layout" svg:width="19.05cm" svg:height="2.921cm" svg:x="1.27cm" svg:y="13.574cm">
          <draw:text-box>
            <text:p text:style-name="P8"><text:span text:style-name="T2">CHICAGO</text:span></text:p>
          </draw:text-box>
        </draw:frame>
      </draw:page>
      <draw:page draw:name="page2" draw:style-name="dp1" draw:master-page-name="Default">
        <draw:frame draw:style-name="gr11" draw:text-style-name="P11" draw:layer="layout" svg:width="17.508cm" svg:height="17.297cm" svg:x="2.041cm" svg:y="1.985cm">
          <draw:image xlink:href="Pictures/1000442100004465000043A5D193459D3D93F2AD.svg" xlink:type="simple" xlink:show="embed" xlink:actuate="onLoad" draw:mime-type="image/svg+xml">
            <text:p/>
          </draw:image>
          <draw:image xlink:href="Pictures/10000001000002960000028E916001502456E14C.png" xlink:type="simple" xlink:show="embed" xlink:actuate="onLoad" draw:mime-type="image/png"/>
        </draw:frame>
        <draw:path draw:style-name="gr12" draw:text-style-name="P12" draw:layer="layout" svg:width="4.18cm" svg:height="4.328cm" svg:x="10.381cm" svg:y="18.854cm" svg:viewBox="0 0 4181 4329" svg:d="M3106 3012c0-290-246-470-801-470h-1251v952h1286c478 0 766-148 766-469zM2832 1281c0-285-253-446-710-446h-1068v916h997c479 0 781-137 781-458zM0 4329v-4329h2284c1005 0 1624 439 1624 1120v12c0 489-296 761-647 934 569 192 920 482 920 1064v12c0 792-730 1187-1841 1187z">
          <text:p/>
        </draw:path>
        <draw:path draw:style-name="gr12" draw:text-style-name="P12" draw:layer="layout" svg:width="1.067cm" svg:height="0.601cm" svg:x="5.702cm" svg:y="22.579cm" svg:viewBox="0 0 1068 602" svg:d="M0 602h1068v-513-89c-292 29-667 88-1068 198z">
          <text:p/>
        </draw:path>
        <draw:path draw:style-name="gr12" draw:text-style-name="P12" draw:layer="layout" svg:width="4.371cm" svg:height="4.328cm" svg:x="5.702cm" svg:y="18.854cm" svg:viewBox="0 0 4372 4329" svg:d="M3304 0v2666l-2306-2666h-998v3003c387-95 750-144 1068-163v-1263l2383 2752h921v-4329z">
          <text:p/>
        </draw:path>
        <draw:path draw:style-name="gr12" draw:text-style-name="P12" draw:layer="layout" svg:width="4.54cm" svg:height="4.477cm" svg:x="14.589cm" svg:y="18.78cm" svg:viewBox="0 0 4541 4478" svg:d="M2579 4477c375-442 637-709 700-768 65-59 131-88 198-88 53 0 92 19 114 34 39 20 175 90 304 189 94 72 111 149 108 200-1 33-10 61-22 85 202-117 385-259 560-425l-689-612c-387 310-732 508-1294 508-843 0-1427-619-1427-1361v-12c0-743 597-1349 1427-1349 493 0 879 186 1259 489l689-699c-457-396-1013-668-1941-668-1511 0-2565 1008-2565 2239v12c0 1244 1075 2227 2523 2227 19 0 37-1 56-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ction Man" svg:font-family="'Action Man'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emon Days" svg:font-family="'Lemon Day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15cm" fo:margin-bottom="0.715cm" fo:margin-left="0.715cm" fo:margin-right="0.715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7T21:56:19.360000000</dc:date>
    <meta:editing-duration>PT1M45S</meta:editing-duration>
    <meta:editing-cycles>3</meta:editing-cycles>
    <meta:generator>LibreOffice/7.5.5.2$Windows_x86 LibreOffice_project/ca8fe7424262805f223b9a2334bc7181abbcbf5e</meta:generator>
    <meta:document-statistic meta:object-count="18"/>
  </office:meta>
</office:document-meta>
</file>